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paragraph-properties fo:text-align="center" style:justify-single-word="false"/>
      <style:text-properties officeooo:paragraph-rsid="00243df2"/>
    </style:style>
    <style:style style:name="P5" style:family="paragraph" style:parent-style-name="Standard">
      <style:text-properties officeooo:rsid="001fee87"/>
    </style:style>
    <style:style style:name="P6" style:family="paragraph" style:parent-style-name="Standard">
      <style:text-properties officeooo:rsid="001fee87" officeooo:paragraph-rsid="001fee87"/>
    </style:style>
    <style:style style:name="P7" style:family="paragraph" style:parent-style-name="Standard">
      <style:text-properties officeooo:rsid="001fee87" officeooo:paragraph-rsid="00212a6c"/>
    </style:style>
    <style:style style:name="P8" style:family="paragraph" style:parent-style-name="Standard">
      <style:text-properties officeooo:rsid="001fee87" officeooo:paragraph-rsid="002abdd2"/>
    </style:style>
    <style:style style:name="P9" style:family="paragraph" style:parent-style-name="Standard">
      <style:text-properties officeooo:rsid="001fee87" officeooo:paragraph-rsid="002e7ecc"/>
    </style:style>
    <style:style style:name="P10" style:family="paragraph" style:parent-style-name="Standard">
      <style:text-properties officeooo:rsid="001fee87" officeooo:paragraph-rsid="00312659"/>
    </style:style>
    <style:style style:name="P11" style:family="paragraph" style:parent-style-name="Standard">
      <style:text-properties officeooo:rsid="001fee87" officeooo:paragraph-rsid="00387e7f"/>
    </style:style>
    <style:style style:name="P12"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3" style:family="paragraph" style:parent-style-name="Standard">
      <style:text-properties fo:font-weight="bold" officeooo:rsid="001fee87" officeooo:paragraph-rsid="001fee87" style:font-weight-asian="bold" style:font-weight-complex="bold"/>
    </style:style>
    <style:style style:name="P14" style:family="paragraph" style:parent-style-name="Standard">
      <style:text-properties fo:font-weight="bold" officeooo:rsid="001fee87" officeooo:paragraph-rsid="00212a6c" style:font-weight-asian="bold" style:font-weight-complex="bold"/>
    </style:style>
    <style:style style:name="P15" style:family="paragraph" style:parent-style-name="Standard">
      <style:text-properties officeooo:rsid="0025145f" officeooo:paragraph-rsid="001fee87"/>
    </style:style>
    <style:style style:name="P16" style:family="paragraph" style:parent-style-name="Standard">
      <style:text-properties officeooo:rsid="0025145f" officeooo:paragraph-rsid="003ab53d"/>
    </style:style>
    <style:style style:name="P17" style:family="paragraph" style:parent-style-name="Standard">
      <style:text-properties officeooo:rsid="002999fc"/>
    </style:style>
    <style:style style:name="P18" style:family="paragraph" style:parent-style-name="Standard">
      <style:text-properties officeooo:rsid="001b77b5"/>
    </style:style>
    <style:style style:name="P19" style:family="paragraph" style:parent-style-name="Standard">
      <style:text-properties officeooo:rsid="001b77b5" officeooo:paragraph-rsid="001b77b5"/>
    </style:style>
    <style:style style:name="P20" style:family="paragraph" style:parent-style-name="Standard">
      <style:text-properties officeooo:paragraph-rsid="00212a6c"/>
    </style:style>
    <style:style style:name="P21" style:family="paragraph" style:parent-style-name="Standard">
      <style:text-properties officeooo:paragraph-rsid="002c5d65"/>
    </style:style>
    <style:style style:name="P22" style:family="paragraph" style:parent-style-name="Standard">
      <style:text-properties officeooo:rsid="002e7ecc" officeooo:paragraph-rsid="002e7ecc"/>
    </style:style>
    <style:style style:name="P23" style:family="paragraph" style:parent-style-name="Standard">
      <style:text-properties officeooo:rsid="003002ae" officeooo:paragraph-rsid="002e7ecc"/>
    </style:style>
    <style:style style:name="P24" style:family="paragraph" style:parent-style-name="Standard">
      <style:text-properties officeooo:rsid="002abdd2" officeooo:paragraph-rsid="002abdd2"/>
    </style:style>
    <style:style style:name="P25" style:family="paragraph" style:parent-style-name="Standard">
      <style:paragraph-properties fo:text-align="center" style:justify-single-word="false"/>
      <style:text-properties officeooo:rsid="00243df2" officeooo:paragraph-rsid="00243df2"/>
    </style:style>
    <style:style style:name="P26" style:family="paragraph" style:parent-style-name="Standard">
      <style:text-properties officeooo:paragraph-rsid="00353afa"/>
    </style:style>
    <style:style style:name="P27" style:family="paragraph" style:parent-style-name="Standard">
      <style:text-properties officeooo:rsid="00353afa" officeooo:paragraph-rsid="00353afa"/>
    </style:style>
    <style:style style:name="P28" style:family="paragraph" style:parent-style-name="Standard">
      <style:text-properties officeooo:rsid="0036aeee" officeooo:paragraph-rsid="0036aeee"/>
    </style:style>
    <style:style style:name="P29" style:family="paragraph" style:parent-style-name="Standard">
      <style:text-properties fo:font-style="italic" officeooo:rsid="001fee87" style:font-style-asian="italic" style:font-style-complex="italic"/>
    </style:style>
    <style:style style:name="P30"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31" style:family="paragraph" style:parent-style-name="Standard">
      <style:paragraph-properties fo:text-align="center" style:justify-single-word="false"/>
      <style:text-properties fo:font-style="italic" style:font-style-asian="italic" style:font-style-complex="italic"/>
    </style:style>
    <style:style style:name="P32" style:family="paragraph" style:parent-style-name="Standard">
      <style:paragraph-properties fo:text-align="center" style:justify-single-word="false"/>
      <style:text-properties fo:font-style="italic" officeooo:paragraph-rsid="001fee87" style:font-style-asian="italic" style:font-style-complex="italic"/>
    </style:style>
    <style:style style:name="P33" style:family="paragraph" style:parent-style-name="Standard">
      <style:text-properties officeooo:rsid="0027a9c8" officeooo:paragraph-rsid="001b77b5"/>
    </style:style>
    <style:style style:name="P34" style:family="paragraph" style:parent-style-name="Standard" style:master-page-name="Standard">
      <style:paragraph-properties style:page-number="auto"/>
      <style:text-properties officeooo:rsid="001fee87"/>
    </style:style>
    <style:style style:name="P35" style:family="paragraph" style:parent-style-name="Standard">
      <style:text-properties officeooo:rsid="003ab53d" officeooo:paragraph-rsid="0036aeee"/>
    </style:style>
    <style:style style:name="P36" style:family="paragraph" style:parent-style-name="Standard">
      <style:text-properties fo:font-weight="bold" officeooo:rsid="00373174" officeooo:paragraph-rsid="00373174" style:font-weight-asian="bold" style:font-weight-complex="bold"/>
    </style:style>
    <style:style style:name="P37" style:family="paragraph" style:parent-style-name="Standard">
      <style:text-properties fo:font-weight="bold" officeooo:rsid="00373174" officeooo:paragraph-rsid="00387e7f" style:font-weight-asian="bold" style:font-weight-complex="bold"/>
    </style:style>
    <style:style style:name="P38" style:family="paragraph" style:parent-style-name="Standard">
      <style:text-properties officeooo:rsid="00373174" officeooo:paragraph-rsid="00373174"/>
    </style:style>
    <style:style style:name="P39" style:family="paragraph" style:parent-style-name="Standard">
      <style:text-properties officeooo:rsid="00373174" officeooo:paragraph-rsid="00387e7f"/>
    </style:style>
    <style:style style:name="P40"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1"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3"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4" style:family="paragraph" style:parent-style-name="Standard">
      <style:text-properties officeooo:rsid="003f06f9" officeooo:paragraph-rsid="001b77b5"/>
    </style:style>
    <style:style style:name="P45" style:family="paragraph" style:parent-style-name="Standard">
      <style:text-properties officeooo:rsid="001b77b5"/>
    </style:style>
    <style:style style:name="P46" style:family="paragraph" style:parent-style-name="Standard">
      <style:text-properties officeooo:rsid="001fee87"/>
    </style:style>
    <style:style style:name="P47" style:family="paragraph" style:parent-style-name="Standard">
      <style:text-properties officeooo:rsid="001fee87" officeooo:paragraph-rsid="001fee87"/>
    </style:style>
    <style:style style:name="P48" style:family="paragraph" style:parent-style-name="Standard">
      <style:paragraph-properties fo:text-align="justify" style:justify-single-word="false"/>
      <style:text-properties officeooo:rsid="0033b2db" officeooo:paragraph-rsid="0033b2db"/>
    </style:style>
    <style:style style:name="P49" style:family="paragraph" style:parent-style-name="Standard">
      <style:paragraph-properties fo:text-align="center" style:justify-single-word="false"/>
      <style:text-properties officeooo:paragraph-rsid="00243df2"/>
    </style:style>
    <style:style style:name="P50" style:family="paragraph" style:parent-style-name="Standard">
      <style:paragraph-properties fo:text-align="start" style:justify-single-word="false"/>
      <style:text-properties officeooo:paragraph-rsid="00243df2"/>
    </style:style>
    <style:style style:name="P51" style:family="paragraph" style:parent-style-name="Standard">
      <style:paragraph-properties fo:text-align="start" style:justify-single-word="false"/>
      <style:text-properties officeooo:paragraph-rsid="0041dbf1"/>
    </style:style>
    <style:style style:name="P52" style:family="paragraph" style:parent-style-name="Standard">
      <style:paragraph-properties fo:text-align="start" style:justify-single-word="false"/>
      <style:text-properties officeooo:paragraph-rsid="0043ed36"/>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officeooo:rsid="001a6198"/>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2e7ecc" style:font-style-asian="italic" style:font-style-complex="italic"/>
    </style:style>
    <style:style style:name="T9" style:family="text">
      <style:text-properties style:text-position="sub 58%" fo:font-style="italic" officeooo:rsid="002abdd2" style:font-style-asian="italic" style:font-style-complex="italic"/>
    </style:style>
    <style:style style:name="T10" style:family="text">
      <style:text-properties style:text-position="sub 58%" fo:font-style="italic" officeooo:rsid="001fee87" style:font-style-asian="italic" style:font-style-complex="italic"/>
    </style:style>
    <style:style style:name="T11" style:family="text">
      <style:text-properties style:text-position="sub 58%" fo:font-style="italic" officeooo:rsid="0033b2db" style:font-style-asian="italic" style:font-style-complex="italic"/>
    </style:style>
    <style:style style:name="T12" style:family="text">
      <style:text-properties style:text-position="sub 58%" officeooo:rsid="00312659"/>
    </style:style>
    <style:style style:name="T13" style:family="text">
      <style:text-properties fo:font-size="14pt" fo:font-weight="bold" officeooo:rsid="001fee87" style:font-size-asian="14pt" style:font-weight-asian="bold" style:font-size-complex="14pt" style:font-weight-complex="bold"/>
    </style:style>
    <style:style style:name="T14" style:family="text">
      <style:text-properties fo:font-size="14pt" fo:font-weight="bold" officeooo:rsid="00243df2" style:font-size-asian="14pt" style:font-weight-asian="bold" style:font-size-complex="14pt" style:font-weight-complex="bold"/>
    </style:style>
    <style:style style:name="T15" style:family="text">
      <style:text-properties fo:font-size="14pt" fo:font-weight="bold" officeooo:rsid="0041dbf1" style:font-size-asian="14pt" style:font-weight-asian="bold" style:font-size-complex="14pt" style:font-weight-complex="bold"/>
    </style:style>
    <style:style style:name="T16" style:family="text">
      <style:text-properties fo:font-size="14pt" fo:font-weight="bold" officeooo:rsid="00437edf" style:font-size-asian="14pt" style:font-weight-asian="bold" style:font-size-complex="14pt" style:font-weight-complex="bold"/>
    </style:style>
    <style:style style:name="T17" style:family="text">
      <style:text-properties fo:font-size="14pt" fo:font-weight="bold" officeooo:rsid="0043ed36" style:font-size-asian="14pt" style:font-weight-asian="bold" style:font-size-complex="14pt" style:font-weight-complex="bold"/>
    </style:style>
    <style:style style:name="T18" style:family="text">
      <style:text-properties officeooo:rsid="002680a0"/>
    </style:style>
    <style:style style:name="T19" style:family="text">
      <style:text-properties officeooo:rsid="0027a9c8"/>
    </style:style>
    <style:style style:name="T20" style:family="text">
      <style:text-properties fo:font-weight="bold" style:font-weight-asian="bold" style:font-weight-complex="bold"/>
    </style:style>
    <style:style style:name="T21" style:family="text">
      <style:text-properties fo:font-weight="bold" officeooo:rsid="001b77b5" style:font-weight-asian="bold" style:font-weight-complex="bold"/>
    </style:style>
    <style:style style:name="T22" style:family="text">
      <style:text-properties fo:font-weight="bold" officeooo:rsid="001fee87" style:font-weight-asian="bold" style:font-weight-complex="bold"/>
    </style:style>
    <style:style style:name="T23" style:family="text">
      <style:text-properties fo:font-weight="bold" officeooo:rsid="002c5d65" style:font-weight-asian="bold" style:font-weight-complex="bold"/>
    </style:style>
    <style:style style:name="T24" style:family="text">
      <style:text-properties fo:font-weight="bold" officeooo:rsid="0033b2db" style:font-weight-asian="bold" style:font-weight-complex="bold"/>
    </style:style>
    <style:style style:name="T25" style:family="text">
      <style:text-properties officeooo:rsid="002abdd2"/>
    </style:style>
    <style:style style:name="T26" style:family="text">
      <style:text-properties officeooo:rsid="002c5d65"/>
    </style:style>
    <style:style style:name="T27" style:family="text">
      <style:text-properties officeooo:rsid="002dea21"/>
    </style:style>
    <style:style style:name="T28" style:family="text">
      <style:text-properties officeooo:rsid="002e7ecc"/>
    </style:style>
    <style:style style:name="T29" style:family="text">
      <style:text-properties officeooo:rsid="003002ae"/>
    </style:style>
    <style:style style:name="T30" style:family="text">
      <style:text-properties officeooo:rsid="00312659"/>
    </style:style>
    <style:style style:name="T31" style:family="text">
      <style:text-properties officeooo:rsid="00314d74"/>
    </style:style>
    <style:style style:name="T32" style:family="text">
      <style:text-properties officeooo:rsid="00326de7"/>
    </style:style>
    <style:style style:name="T33" style:family="text">
      <style:text-properties officeooo:rsid="0032a32e"/>
    </style:style>
    <style:style style:name="T34" style:family="text">
      <style:text-properties officeooo:rsid="00353afa"/>
    </style:style>
    <style:style style:name="T35" style:family="text">
      <style:text-properties officeooo:rsid="00361e85"/>
    </style:style>
    <style:style style:name="T36" style:family="text">
      <style:text-properties officeooo:rsid="00373174"/>
    </style:style>
    <style:style style:name="T37" style:family="text">
      <style:text-properties officeooo:rsid="0039753f"/>
    </style:style>
    <style:style style:name="T38" style:family="text">
      <style:text-properties officeooo:rsid="003ab53d"/>
    </style:style>
    <style:style style:name="T39" style:family="text">
      <style:text-properties officeooo:rsid="003bcc33"/>
    </style:style>
    <style:style style:name="T40" style:family="text">
      <style:text-properties officeooo:rsid="003f06f9"/>
    </style:style>
    <style:style style:name="T41" style:family="text">
      <style:text-properties officeooo:rsid="003f818f"/>
    </style:style>
    <style:style style:name="T42" style:family="text">
      <style:text-properties officeooo:rsid="0040e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31"><text:span text:style-name="T1">Computer Science</text:span> 4<text:span text:style-name="T1">3</text:span>3 <text:span text:style-name="T1">-Artificial Intelligence</text:span></text:p>
      <text:p text:style-name="P30">Dr. Robert Kremer</text:p>
      <text:p text:style-name="P43"><text:span text:style-name="T41">Assignment 1: Set Based Search and Or Tree Based Search</text:span></text:p>
      <text:p text:style-name="P30"/>
      <text:p text:style-name="P30">Group 8</text:p>
      <text:p text:style-name="P32"><text:span text:style-name="T1">Todd Bennet, Sean Brown, </text:span><text:span text:style-name="T6"><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soft-page-break/><text:span text:style-name="T13">/*************************************************************</text:span></text:p>
      <text:p text:style-name="P51"><text:span text:style-name="T15">TODO LIST: </text:span></text:p>
      <text:p text:style-name="P51"><text:span text:style-name="T16">- Finalize SBS:</text:span></text:p>
      <text:p text:style-name="P51"><text:span text:style-name="T16"><text:tab/>- Search Model</text:span></text:p>
      <text:p text:style-name="P51"><text:span text:style-name="T16"><text:tab/>- Search Process</text:span></text:p>
      <text:p text:style-name="P51"><text:span text:style-name="T16"><text:tab/>- Search Instance</text:span></text:p>
      <text:p text:style-name="P51"><text:span text:style-name="T16"><text:tab/>- Example</text:span></text:p>
      <text:p text:style-name="P51"><text:span text:style-name="T16"><text:tab/>- Implementation Ideas</text:span></text:p>
      <text:p text:style-name="P51"><text:span text:style-name="T16"/></text:p>
      <text:p text:style-name="P52"><text:span text:style-name="T17">- Finalize Otree:</text:span></text:p>
      <text:p text:style-name="P52"><text:span text:style-name="T17"><text:tab/>- Intro</text:span></text:p>
      <text:p text:style-name="P52"><text:span text:style-name="T16"><text:tab/>- Search Model</text:span></text:p>
      <text:p text:style-name="P52"><text:span text:style-name="T16"><text:tab/>- Search Process</text:span></text:p>
      <text:p text:style-name="P52"><text:span text:style-name="T16"><text:tab/>- Search Instance</text:span></text:p>
      <text:p text:style-name="P52"><text:span text:style-name="T16"><text:tab/>- Example</text:span></text:p>
      <text:p text:style-name="P52"><text:span text:style-name="T16"><text:tab/>- Implementation Ideas</text:span></text:p>
      <text:p text:style-name="P52"><text:span text:style-name="T17"/></text:p>
      <text:p text:style-name="P52"><text:span text:style-name="T17">- References:</text:span></text:p>
      <text:p text:style-name="P52"><text:span text:style-name="T17"><text:tab/>- Kremer's Notes</text:span></text:p>
      <text:p text:style-name="P52"><text:span text:style-name="T17"><text:tab/>- Andrew's Notes</text:span></text:p>
      <text:p text:style-name="P52"><text:span text:style-name="T17"><text:tab/>- Sisyphus I Problem</text:span></text:p>
      <text:p text:style-name="P52"><text:span text:style-name="T17"><text:tab/>- Any tips and trick pages you guys find</text:span></text:p>
      <text:p text:style-name="P50"><text:span text:style-name="T13">*************************************************************/</text:span></text:p>
      <text:p text:style-name="P4"><text:span text:style-name="T13"/></text:p>
      <text:p text:style-name="P4"><text:span text:style-name="T13"/></text:p>
      <text:p text:style-name="P4"><text:span text:style-name="T13">Set Based Searc</text:span><text:span text:style-name="T14">h</text:span></text:p>
      <text:p text:style-name="P25"/>
      <text:p text:style-name="P48"><text:span text:style-name="T41">In choosing a set based search, we choose to imitate nature and genetics. </text:span>We create a population of solutions <text:span text:style-name="T41">to our problem</text:span>, <text:span text:style-name="T41">and mutate or combine them in order to breed the fittest possible solution </text:span><text:span text:style-name="T42">given some resource limitation</text:span><text:span text:style-name="T41">. </text:span><text:span text:style-name="T42">For our Sisyphus I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6"/>
      <text:p text:style-name="P6"><text:span text:style-name="T20">Search Model <text:tab/></text:span><text:span text:style-name="T3">A</text:span><text:span text:style-name="T11">SET</text:span><text:span text:style-name="T3"> = (S</text:span><text:span text:style-name="T11">SET</text:span><text:span text:style-name="T3">, T</text:span><text:span text:style-name="T11">SET</text:span><text:span text:style-name="T3">)</text:span></text:p>
      <text:p text:style-name="P6"/>
      <text:p text:style-name="P27">Our search state is a set of viable room assignings such that no hard constraints are <text:soft-page-break/>violated. </text:p>
      <text:p text:style-name="P27"/>
      <text:p text:style-name="P26"><text:span text:style-name="T34">Our transition is 'mutation' </text:span><text:span text:style-name="T35">such that we move a non-null person from a valid room to another valid room. </text:span></text:p>
      <text:p text:style-name="P6"/>
      <text:p text:style-name="P6"><text:span text:style-name="T20">Search </text:span><text:span text:style-name="T23">Process</text:span><text:span text:style-name="T24"> <text:tab/></text:span><text:span text:style-name="T3">P</text:span><text:span text:style-name="T11">SET</text:span><text:span text:style-name="T7"> </text:span><text:span text:style-name="T3">= (A</text:span><text:span text:style-name="T11">SET</text:span><text:span text:style-name="T3">, Env</text:span><text:span text:style-name="T11">SET</text:span><text:span text:style-name="T3">, K</text:span><text:span text:style-name="T11">SET</text:span><text:span text:style-name="T3">)</text:span></text:p>
      <text:p text:style-name="P6"/>
      <text:p text:style-name="P28">Our environment is the set of rooms. (The rooms are the facts as to what we have available.) </text:p>
      <text:p text:style-name="P28"/>
      <text:p text:style-name="P28">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6"/>
      <text:p text:style-name="P3"><text:span text:style-name="T22">Search Instance <text:tab/></text:span><text:span text:style-name="T5">Ins</text:span><text:span text:style-name="T11">SET</text:span><text:span text:style-name="T5"> = (s</text:span><text:span text:style-name="T10">0</text:span><text:span text:style-name="T11">-SET</text:span><text:span text:style-name="T5">, G</text:span><text:span text:style-name="T11">SET</text:span><text:span text:style-name="T5">) </text:span></text:p>
      <text:p text:style-name="P6"/>
      <text:p text:style-name="P28">Our starting state will be a <text:span text:style-name="T36">set of </text:span><text:span text:style-name="T37">randomly generated solutions </text:span><text:span text:style-name="T38">from a random Or Tree search. </text:span></text:p>
      <text:p text:style-name="P35"/>
      <text:p text:style-name="P16"><text:span text:style-name="T38">Due to the computational cost of creating a </text:span><text:span text:style-name="T39">good 'approximate solution', we would not like to compute this value. Therefore, our goal state is simply when we run out of time, as mutations can always be applied. </text:span></text:p>
      <text:p text:style-name="P15"/>
      <text:p text:style-name="P36">Example</text:p>
      <text:p text:style-name="P6"/>
      <text:p text:style-name="P38">Need to include an example. I'm thinking... </text:p>
      <text:p text:style-name="P38"/>
      <text:p text:style-name="P40">5 People <text:tab/><text:tab/><text:tab/>3 Rooms</text:p>
      <text:p text:style-name="P38">1 Manager<text:tab/><text:tab/><text:tab/>1 Large</text:p>
      <text:p text:style-name="P38">1 Team Lead<text:tab/><text:tab/><text:tab/>2 Small</text:p>
      <text:p text:style-name="P38">2 of Manager's team</text:p>
      <text:p text:style-name="P38">2 of Team Lead's Team</text:p>
      <text:p text:style-name="P6"/>
      <text:p text:style-name="P13">Notes and Development Ideas</text:p>
      <text:p text:style-name="P6"/>
      <text:p text:style-name="P6">Random thoughts on implementaitons and stuffs</text:p>
      <text:p text:style-name="P3"><text:span text:style-name="T1">//</text:span><text:span text:style-name="T18">Maxheap? Randomization? </text:span></text:p>
      <text:p text:style-name="P6"/>
      <text:p text:style-name="P12">Or Tree <text:span text:style-name="T41">Based </text:span>Search</text:p>
      <text:p text:style-name="P17"/>
      <text:p text:style-name="P21"><text:soft-page-break/><text:span text:style-name="T26">The idea behind an Or Tree is to treat each child of the source node as an alternative solution to a problem. Then, we wish to determine the best possible solution. Given the set of soft and hard constraints for the Constraint Satisfaction problem, we </text:span><text:span text:style-name="T27">wish to determine the best possible solution for assigning all people to an office. </text:span></text:p>
      <text:p text:style-name="Standard"/>
      <text:p text:style-name="P7"><text:span text:style-name="T20">Search Model <text:tab/></text:span><text:span text:style-name="T3">A</text:span><text:span text:style-name="T9">V</text:span><text:span text:style-name="T3"> = (S</text:span><text:span text:style-name="T9">V</text:span><text:span text:style-name="T3">, T</text:span><text:span text:style-name="T9">V</text:span><text:span text:style-name="T3">)</text:span></text:p>
      <text:p text:style-name="P7"/>
      <text:p text:style-name="P22">Our Or Tree search model can be defined in terms of our search state and our available transitions. </text:p>
      <text:p text:style-name="P22"/>
      <text:p text:style-name="P22">A search state within our model is a list of persons such that these persons are not assigned to a room. These persons are in ordered form such that team leaders, project leaders and managers are considered first and put in the largest office possible. </text:p>
      <text:p text:style-name="P22"/>
      <text:p text:style-name="P22">Our transitions will be the assignment of a person to a room. </text:p>
      <text:p text:style-name="P7"/>
      <text:p text:style-name="P7"><text:span text:style-name="T20">Search </text:span><text:span text:style-name="T23">Process <text:tab/></text:span><text:span text:style-name="T3">P</text:span><text:span text:style-name="T8">V</text:span><text:span text:style-name="T3"> = (A</text:span><text:span text:style-name="T8">V</text:span><text:span text:style-name="T3">, Env</text:span><text:span text:style-name="T8">V</text:span><text:span text:style-name="T3">, K</text:span><text:span text:style-name="T8">V</text:span><text:span text:style-name="T3">)</text:span></text:p>
      <text:p text:style-name="P7"/>
      <text:p text:style-name="P22">Our search model is defined as above. </text:p>
      <text:p text:style-name="P22"/>
      <text:p text:style-name="P9"><text:span text:style-name="T28">Our environment will be defined as the rooms available. </text:span><text:span text:style-name="T29">The persons assigned will be part of our search tree state. </text:span></text:p>
      <text:p text:style-name="P23"/>
      <text:p text:style-name="P10"><text:span text:style-name="T30">Our control will be such that we evaluate by the hard and soft constraints. A solution will be determined as unsolveable if it violates a hard constraint. Other solutions will be defined by f</text:span><text:span text:style-name="T12">Altern</text:span><text:span text:style-name="T30"> by their relative soft constraint worth, given in the list of solutions. Given that this is not a genetic algorithm, we really need no sort of randomization... </text:span></text:p>
      <text:p text:style-name="P7"/>
      <text:p text:style-name="P20"><text:span text:style-name="T22">Search Instance <text:tab/></text:span><text:span text:style-name="T5">Ins</text:span><text:span text:style-name="T8">V</text:span><text:span text:style-name="T5"> = (s</text:span><text:span text:style-name="T10">0</text:span><text:span text:style-name="T8">-V</text:span><text:span text:style-name="T5">, G</text:span><text:span text:style-name="T8">V</text:span><text:span text:style-name="T5">) </text:span></text:p>
      <text:p text:style-name="P7"/>
      <text:p text:style-name="P24">Our initial search state will be the list of all rooms and all persons such that no person is assigned to any room. </text:p>
      <text:p text:style-name="P24"/>
      <text:p text:style-name="P8"><text:span text:style-name="T25">Our goal state will be to h</text:span><text:span text:style-name="T26">ave all persons assigned to a room, with all hard constraints satisfied. </text:span></text:p>
      <text:p text:style-name="P7"/>
      <text:p text:style-name="P37">Example</text:p>
      <text:p text:style-name="P11"/>
      <text:p text:style-name="P39">Need to include an example. I'm thinking... </text:p>
      <text:p text:style-name="P39"/>
      <text:p text:style-name="P41">5 People <text:tab/><text:tab/><text:tab/>3 Rooms</text:p>
      <text:p text:style-name="P39"><text:soft-page-break/>1 Manager<text:tab/><text:tab/><text:tab/>1 Large</text:p>
      <text:p text:style-name="P39">1 Team Lead<text:tab/><text:tab/><text:tab/>2 Small</text:p>
      <text:p text:style-name="P39">2 of Manager's team</text:p>
      <text:p text:style-name="P39">2 of Team Lead's Team</text:p>
      <text:p text:style-name="P7"/>
      <text:p text:style-name="P14">Notes and Development Ideas</text:p>
      <text:p text:style-name="P7"/>
      <text:p text:style-name="P7">Random thoughts on implementaitons and stuffs</text:p>
      <text:p text:style-name="P7"/>
      <text:p text:style-name="P24">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4"/>
      <text:p text:style-name="P8"><text:span text:style-name="T25">Another note is that we wish to store our current set in a form of max heap. </text:span><text:span text:style-name="T31">All the given penalties are in the form of </text:span><text:span text:style-name="T32">a </text:span><text:span text:style-name="T33">negative penalty, we can store our current d/s as a min-heap.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text:span text:style-name="T21">REFERENCES</text:span><text:span text:style-name="T2">: </text:span></text:p>
      <text:p text:style-name="P19"/>
      <text:p text:style-name="P2"><text:span text:style-name="T2">// </text:span><text:span text:style-name="T19">Kremer's and Andrew's notes </text:span></text:p>
      <text:p text:style-name="P33">// Should we find extra source(s)? <text:s/></text:p>
      <text:p text:style-name="P33"/>
      <text:p text:style-name="P33">// <text:span text:style-name="T40">Doesn't seem to be a whole lot out there in terms of where we should go.... </text:span></text:p>
      <text:p text:style-name="P44">// I think the notes should have to do... </text:p>
      <text:p text:style-name="P44"/>
      <text:p text:style-name="P19">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Book Antiqu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5:48:33</dc:date>
    <meta:editing-cycles>42</meta:editing-cycles>
    <meta:editing-duration>PT13H33M36S</meta:editing-duration>
    <meta:generator>LibreOffice/3.6$Linux_X86_64 LibreOffice_project/360m1$Build-2</meta:generator>
    <meta:document-statistic meta:table-count="0" meta:image-count="0" meta:object-count="0" meta:page-count="5" meta:paragraph-count="80" meta:word-count="908" meta:character-count="5282" meta:non-whitespace-character-count="4385"/>
    <meta:user-defined meta:name="Info 1"/>
    <meta:user-defined meta:name="Info 2"/>
    <meta:user-defined meta:name="Info 3"/>
    <meta:user-defined meta:name="Info 4"/>
  </office:meta>
</office:document-meta>
</file>